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FRAC_CLIENTS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UNEQUA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5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G5]/[.$G$4]" office:value-type="percentage" office:value="0.909307875894988" calcext:value-type="percentage">
            <text:p>90.9%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)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8]/[.$G$4]" office:value-type="percentage" office:value="0.178997613365155" calcext:value-type="percentage">
            <text:p>17.9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9]/[.$G$4]" office:value-type="percentage" office:value="0.178997613365155" calcext:value-type="percentage">
            <text:p>17.9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3" table:formula="of:=[.G10]/[.$G$4]" office:value-type="percentage" office:value="0.304295942720764" calcext:value-type="percentage">
            <text:p>30.4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3" table:formula="of:=[.G11]/[.$G$4]" office:value-type="percentage" office:value="0.343675417661098" calcext:value-type="percentage">
            <text:p>34.4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3" table:formula="of:=[.G12]/[.$G$4]" office:value-type="percentage" office:value="0.675417661097852" calcext:value-type="percentage">
            <text:p>67.5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3" table:formula="of:=[.G13]/[.$G$4]" office:value-type="percentage" office:value="0.744630071599045" calcext:value-type="percentage">
            <text:p>74.5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3" table:formula="of:=[.G14]/[.$G$4]" office:value-type="percentage" office:value="0.880668257756563" calcext:value-type="percentage">
            <text:p>88.1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3" table:formula="of:=[.G15]/[.$G$4]" office:value-type="percentage" office:value="0.89618138424821" calcext:value-type="percentage">
            <text:p>89.6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 table:style-name="ce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A) UNEQUAL</text:p>
          </table:table-cell>
          <table:table-cell table:number-columns-repeated="6"/>
          <table:table-cell table:style-name="ce3"/>
          <table:table-cell table:style-name="ce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/>
          <table:table-cell table:style-name="ce3"/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2C) EPOCHS, FRAC_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28]/[.$G$4]" office:value-type="percentage" office:value="0" calcext:value-type="percentage">
            <text:p>0.0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4"/>
          <table:table-cell table:style-name="ce3" table:formula="of:=[.G29]/[.$G$4]" office:value-type="percentage" office:value="0" calcext:value-type="percentage">
            <text:p>0.0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9" calcext:value-type="percentage">
            <text:p>67.9%</text:p>
          </table:table-cell>
          <table:table-cell table:style-name="ce3" table:formula="of:=[.G30]/[.$G$4]" office:value-type="percentage" office:value="0.810262529832936" calcext:value-type="percentage">
            <text:p>81.0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4"/>
          <table:table-cell table:style-name="ce3" table:formula="of:=[.G31]/[.$G$4]" office:value-type="percentage" office:value="0" calcext:value-type="percentage">
            <text:p>0.0%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5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G34]-[.G4])/[.G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5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G35]-[.G4])/[.G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3" table:formula="of:=[.G36]/[.G34]" office:value-type="percentage" office:value="0.915476190476191" calcext:value-type="percentage">
            <text:p>91.5%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3" table:formula="of:=([.G36]-[.G5])/[.G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3" table:formula="of:=[.G37]/[.G35]" office:value-type="percentage" office:value="0.928825622775801" calcext:value-type="percentage">
            <text:p>92.9%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3" table:formula="of:=([.G37]-[.G5])/[.G5]" office:value-type="percentage" office:value="0.0275590551181101" calcext:value-type="percentage">
            <text:p>2.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3" table:formula="of:=[.G38]/[.G34]" office:value-type="percentage" office:value="0.889285714285714" calcext:value-type="percentage">
            <text:p>88.9%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3" table:formula="of:=([.G38]-[.G14])/[.G14]" office:value-type="percentage" office:value="0.0121951219512195" calcext:value-type="percentage">
            <text:p>1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3" table:formula="of:=[.G39]/[.G35]" office:value-type="percentage" office:value="0.913404507710558" calcext:value-type="percentage">
            <text:p>91.3%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3" table:formula="of:=([.G39]-[.G14])/[.G14]" office:value-type="percentage" office:value="0.0433604336043361" calcext:value-type="percentage">
            <text:p>4.3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) ADVANCED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</text:p>
          </table:table-cell>
          <table:table-cell office:value-type="string" calcext:value-type="string">
            <text:p>EMD_IID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EQUAL</text:p>
          </table:table-cell>
          <table:table-cell office:value-type="string" calcext:value-type="string">
            <text:p>EMD_UNQE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20:33:15.007183886</dc:date>
    <meta:editing-duration>PT19H24M43S</meta:editing-duration>
    <meta:editing-cycles>62</meta:editing-cycles>
    <meta:generator>LibreOffice/7.2.5.2$Linux_X86_64 LibreOffice_project/20$Build-2</meta:generator>
    <meta:document-statistic meta:table-count="1" meta:cell-count="330" meta:object-count="0"/>
  </office:meta>
</office:document-meta>
</file>